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6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0.4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2.2cm"/>
      <style:paragraph-properties style:writing-mode="lr-tb"/>
    </style:style>
    <style:style style:name="gr14" style:family="graphic" style:parent-style-name="standard">
      <style:graphic-properties draw:stroke="none" draw:fill="none" fo:min-height="0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cm" fo:min-width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9.816cm" svg:y1="8.346cm" svg:x2="8.718cm" svg:y2="8.354cm">
            <text:p/>
          </draw:line>
          <draw:line draw:style-name="gr2" draw:text-style-name="P2" draw:layer="layout" svg:x1="9.817cm" svg:y1="8.341cm" svg:x2="8.719cm" svg:y2="8.349cm">
            <text:p/>
          </draw:line>
          <draw:line draw:style-name="gr2" draw:text-style-name="P2" draw:layer="layout" svg:x1="9.018cm" svg:y1="8.529cm" svg:x2="9.564cm" svg:y2="8.529cm">
            <text:p/>
          </draw:line>
          <draw:line draw:style-name="gr2" draw:text-style-name="P2" draw:layer="layout" svg:x1="9.165cm" svg:y1="8.685cm" svg:x2="9.427cm" svg:y2="8.685cm">
            <text:p/>
          </draw:line>
          <draw:line draw:style-name="gr2" draw:text-style-name="P2" draw:layer="layout" svg:x1="9.282cm" svg:y1="8.335cm" svg:x2="9.286cm" svg:y2="7.931cm">
            <text:p/>
          </draw:line>
        </draw:g>
        <draw:g xml:id="id1" draw:id="id1">
          <draw:line draw:style-name="gr2" draw:text-style-name="P2" draw:layer="layout" svg:x1="4.217cm" svg:y1="3.957cm" svg:x2="4.123cm" svg:y2="4.28cm">
            <text:p/>
          </draw:line>
          <draw:line draw:style-name="gr2" draw:text-style-name="P2" draw:layer="layout" svg:x1="3.925cm" svg:y1="3.641cm" svg:x2="4.125cm" svg:y2="4.279cm">
            <text:p/>
          </draw:line>
          <draw:line draw:style-name="gr2" draw:text-style-name="P2" draw:layer="layout" svg:x1="3.534cm" svg:y1="3.622cm" svg:x2="3.336cm" svg:y2="4.279cm">
            <text:p/>
          </draw:line>
          <draw:line draw:style-name="gr2" draw:text-style-name="P2" draw:layer="layout" svg:x1="3.934cm" svg:y1="3.625cm" svg:x2="3.736cm" svg:y2="4.282cm">
            <text:p/>
          </draw:line>
          <draw:line draw:style-name="gr2" draw:text-style-name="P2" draw:layer="layout" svg:x1="3.526cm" svg:y1="3.627cm" svg:x2="3.726cm" svg:y2="4.265cm">
            <text:p/>
          </draw:line>
          <draw:line draw:style-name="gr2" draw:text-style-name="P2" draw:layer="layout" svg:x1="3.131cm" svg:y1="3.645cm" svg:x2="3.331cm" svg:y2="4.283cm">
            <text:p/>
          </draw:line>
          <draw:line draw:style-name="gr2" draw:text-style-name="P2" draw:layer="layout" svg:x1="3.134cm" svg:y1="3.676cm" svg:x2="3.04cm" svg:y2="3.999cm">
            <text:p/>
          </draw:line>
        </draw:g>
        <draw:connector draw:style-name="gr3" draw:text-style-name="P3" draw:layer="layout" draw:line-skew="-0.465cm" svg:x1="1.456cm" svg:y1="4.968cm" svg:x2="3.04cm" svg:y2="3.952cm" draw:end-shape="id1" draw:end-glue-point="3" svg:d="M1456 4968h52v-1016h1532" svg:viewBox="0 0 1585 1017">
          <text:p/>
        </draw:connector>
        <draw:connector draw:style-name="gr4" draw:text-style-name="P2" draw:layer="layout" draw:type="line" svg:x1="4.217cm" svg:y1="3.952cm" svg:x2="6.367cm" svg:y2="3.963cm" draw:start-shape="id1" draw:start-glue-point="1" draw:end-shape="id2" draw:end-glue-point="2" svg:d="M4217 3952l2150 11" svg:viewBox="0 0 2151 12">
          <text:p/>
        </draw:connector>
        <draw:connector draw:style-name="gr4" draw:text-style-name="P2" xml:id="id2" draw:id="id2" draw:layer="layout" draw:type="line" svg:x1="6.367cm" svg:y1="3.963cm" svg:x2="6.35cm" svg:y2="5.011cm" svg:d="M6367 3963l-17 1048" svg:viewBox="0 0 18 1049">
          <text:p/>
        </draw:connector>
        <draw:g xml:id="id3" draw:id="id3">
          <draw:line draw:style-name="gr2" draw:text-style-name="P2" draw:layer="layout" svg:x1="11.921cm" svg:y1="6.5cm" svg:x2="11.6cm" svg:y2="6.4cm">
            <text:p/>
          </draw:line>
          <draw:line draw:style-name="gr2" draw:text-style-name="P2" draw:layer="layout" svg:x1="12.242cm" svg:y1="6.212cm" svg:x2="11.601cm" svg:y2="6.401cm">
            <text:p/>
          </draw:line>
          <draw:line draw:style-name="gr2" draw:text-style-name="P2" draw:layer="layout" svg:x1="12.267cm" svg:y1="5.821cm" svg:x2="11.614cm" svg:y2="5.612cm">
            <text:p/>
          </draw:line>
          <draw:line draw:style-name="gr2" draw:text-style-name="P2" draw:layer="layout" svg:x1="12.258cm" svg:y1="6.221cm" svg:x2="11.605cm" svg:y2="6.012cm">
            <text:p/>
          </draw:line>
          <draw:line draw:style-name="gr2" draw:text-style-name="P2" draw:layer="layout" svg:x1="12.263cm" svg:y1="5.814cm" svg:x2="11.622cm" svg:y2="6.003cm">
            <text:p/>
          </draw:line>
          <draw:line draw:style-name="gr2" draw:text-style-name="P2" draw:layer="layout" svg:x1="12.251cm" svg:y1="5.418cm" svg:x2="11.61cm" svg:y2="5.607cm">
            <text:p/>
          </draw:line>
          <draw:line draw:style-name="gr2" draw:text-style-name="P2" draw:layer="layout" svg:x1="12.22cm" svg:y1="5.421cm" svg:x2="11.899cm" svg:y2="5.321cm">
            <text:p/>
          </draw:line>
        </draw:g>
        <draw:connector draw:style-name="gr5" draw:text-style-name="P2" draw:layer="layout" draw:type="line" svg:x1="10.635cm" svg:y1="4.063cm" svg:x2="10.669cm" svg:y2="4.063cm" svg:d="M10635 4063h34" svg:viewBox="0 0 35 1">
          <text:p/>
        </draw:connector>
        <draw:connector draw:style-name="gr5" draw:text-style-name="P2" draw:layer="layout" draw:type="line" svg:x1="11.933cm" svg:y1="5.321cm" svg:x2="11.933cm" svg:y2="5.321cm" draw:start-shape="id3" draw:end-shape="id3" svg:d="M11933 5321z" svg:viewBox="0 0 1 1">
          <text:p/>
        </draw:connector>
        <draw:connector draw:style-name="gr5" draw:text-style-name="P2" draw:layer="layout" draw:type="line" svg:x1="11.933cm" svg:y1="5.321cm" svg:x2="11.933cm" svg:y2="5.321cm" draw:start-shape="id3" draw:start-glue-point="0" draw:end-shape="id3" draw:end-glue-point="0" svg:d="M11933 5321z" svg:viewBox="0 0 1 1">
          <text:p/>
        </draw:connector>
        <draw:connector draw:style-name="gr5" draw:text-style-name="P2" draw:layer="layout" draw:type="line" svg:x1="11.933cm" svg:y1="5.321cm" svg:x2="11.933cm" svg:y2="5.321cm" draw:start-shape="id3" draw:end-shape="id3" svg:d="M11933 5321z" svg:viewBox="0 0 1 1">
          <text:p/>
        </draw:connector>
        <draw:connector draw:style-name="gr3" draw:text-style-name="P3" draw:layer="layout" svg:x1="9.277cm" svg:y1="8.036cm" svg:x2="9.3cm" svg:y2="6.5cm" draw:end-shape="id4" draw:end-glue-point="6" svg:d="M9277 8036v-517h23v-1019" svg:viewBox="0 0 24 1537">
          <text:p/>
        </draw:connector>
        <draw:connector draw:style-name="gr3" draw:text-style-name="P3" xml:id="id5" draw:id="id5" draw:layer="layout" draw:line-skew="-2.789cm" svg:x1="1.456cm" svg:y1="6.087cm" svg:x2="7.197cm" svg:y2="7.99cm" svg:d="M1456 6087h82v1903h5659" svg:viewBox="0 0 5742 1904">
          <text:p/>
        </draw:connector>
        <draw:frame draw:style-name="gr6" draw:text-style-name="P5" draw:layer="layout" svg:width="1.056cm" svg:height="0.924cm" svg:x="0.387cm" svg:y="4.2cm">
          <draw:text-box>
            <text:p text:style-name="P4"><text:span text:style-name="T2">V</text:span><text:span text:style-name="T3">S</text:span></text:p>
          </draw:text-box>
        </draw:frame>
        <draw:connector draw:style-name="gr3" draw:text-style-name="P3" xml:id="id7" draw:id="id7" draw:layer="layout" svg:x1="7.197cm" svg:y1="7.99cm" svg:x2="11.16cm" svg:y2="8.002cm" draw:start-shape="id5" draw:start-glue-point="3" svg:d="M7197 7990h2244v12h1719" svg:viewBox="0 0 3964 13">
          <text:p/>
        </draw:connector>
        <draw:connector draw:style-name="gr3" draw:text-style-name="P3" draw:layer="layout" draw:line-skew="0.689cm" svg:x1="18.014cm" svg:y1="3.812cm" svg:x2="9.3cm" svg:y2="4.8cm" draw:start-shape="id6" draw:start-glue-point="4" draw:end-shape="id4" draw:end-glue-point="4" svg:d="M18014 3812v188h-8714v800" svg:viewBox="0 0 8715 989">
          <text:p/>
        </draw:connector>
        <draw:connector draw:style-name="gr3" draw:text-style-name="P3" draw:layer="layout" draw:line-skew="-0.565cm" svg:x1="11.16cm" svg:y1="8.002cm" svg:x2="17.953cm" svg:y2="8.041cm" draw:start-shape="id7" draw:start-glue-point="3" draw:end-shape="id8" draw:end-glue-point="7" svg:d="M11160 8002v-2h6793v41" svg:viewBox="0 0 6794 42">
          <text:p/>
        </draw:connector>
        <draw:frame draw:style-name="gr7" draw:text-style-name="P5" draw:layer="layout" svg:width="1.429cm" svg:height="0.924cm" svg:x="2.7cm" svg:y="2.776cm">
          <draw:text-box>
            <text:p text:style-name="P4"><text:span text:style-name="T2">R</text:span><text:span text:style-name="T3">S</text:span></text:p>
          </draw:text-box>
        </draw:frame>
        <draw:frame draw:style-name="gr8" draw:text-style-name="P6" draw:layer="layout" svg:width="1.002cm" svg:height="0.924cm" svg:x="13.1cm" svg:y="5.5cm">
          <draw:text-box>
            <text:p><text:span text:style-name="T1">R</text:span><text:span text:style-name="T4">c</text:span></text:p>
          </draw:text-box>
        </draw:frame>
        <draw:frame draw:style-name="gr9" draw:text-style-name="P6" draw:layer="layout" svg:width="1.467cm" svg:height="0.924cm" svg:x="7.9cm" svg:y="6.3cm">
          <draw:text-box>
            <text:p text:style-name="P4"><text:span text:style-name="T2">g</text:span><text:span text:style-name="T3">m</text:span><text:span text:style-name="T5">v</text:span><text:span text:style-name="T6">π</text:span></text:p>
          </draw:text-box>
        </draw:frame>
        <draw:custom-shape draw:style-name="gr10" draw:text-style-name="P3" xml:id="id8" draw:id="id8" draw:layer="layout" svg:width="0.17cm" svg:height="0.152cm" svg:x="17.928cm" svg:y="7.9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955cm" svg:height="3.723cm" svg:x="6.7cm" svg:y="3.9cm">
          <draw:text-box>
            <text:p><text:span text:style-name="T7">+</text:span></text:p>
            <text:p><text:span text:style-name="T7"/></text:p>
            <text:p><text:span text:style-name="T7">_</text:span></text:p>
            <text:p><text:span text:style-name="T7"/></text:p>
          </draw:text-box>
        </draw:frame>
        <draw:frame draw:style-name="gr12" draw:text-style-name="P6" draw:layer="layout" svg:width="1.234cm" svg:height="0.924cm" svg:x="17.5cm" svg:y="5.376cm">
          <draw:text-box>
            <text:p><text:span text:style-name="T1">v</text:span><text:span text:style-name="T4">o</text:span></text:p>
          </draw:text-box>
        </draw:frame>
        <draw:frame draw:style-name="gr13" draw:text-style-name="P5" draw:layer="layout" svg:width="3.029cm" svg:height="0.924cm" svg:x="3.171cm" svg:y="5.376cm">
          <draw:text-box>
            <text:p text:style-name="P4"><text:span text:style-name="T5">R</text:span><text:span text:style-name="T3">B1</text:span><text:span text:style-name="T5">||</text:span><text:span text:style-name="T3"> </text:span><text:span text:style-name="T5">R</text:span><text:span text:style-name="T3">B2 </text:span><text:span text:style-name="T5">||r</text:span><text:span text:style-name="T6">π</text:span><text:span text:style-name="T3"> </text:span></text:p>
          </draw:text-box>
        </draw:frame>
        <draw:g>
          <draw:line draw:style-name="gr2" draw:text-style-name="P2" draw:layer="layout" svg:x1="6.321cm" svg:y1="6.2cm" svg:x2="6cm" svg:y2="6.1cm">
            <text:p/>
          </draw:line>
          <draw:line draw:style-name="gr2" draw:text-style-name="P2" draw:layer="layout" svg:x1="6.642cm" svg:y1="5.912cm" svg:x2="6.001cm" svg:y2="6.101cm">
            <text:p/>
          </draw:line>
          <draw:line draw:style-name="gr2" draw:text-style-name="P2" draw:layer="layout" svg:x1="6.667cm" svg:y1="5.521cm" svg:x2="6.014cm" svg:y2="5.312cm">
            <text:p/>
          </draw:line>
          <draw:line draw:style-name="gr2" draw:text-style-name="P2" draw:layer="layout" svg:x1="6.658cm" svg:y1="5.921cm" svg:x2="6.005cm" svg:y2="5.712cm">
            <text:p/>
          </draw:line>
          <draw:line draw:style-name="gr2" draw:text-style-name="P2" draw:layer="layout" svg:x1="6.663cm" svg:y1="5.514cm" svg:x2="6.022cm" svg:y2="5.703cm">
            <text:p/>
          </draw:line>
          <draw:line draw:style-name="gr2" draw:text-style-name="P2" draw:layer="layout" svg:x1="6.651cm" svg:y1="5.118cm" svg:x2="6.01cm" svg:y2="5.307cm">
            <text:p/>
          </draw:line>
          <draw:line draw:style-name="gr2" draw:text-style-name="P2" draw:layer="layout" svg:x1="6.62cm" svg:y1="5.121cm" svg:x2="6.299cm" svg:y2="5.021cm">
            <text:p/>
          </draw:line>
        </draw:g>
        <draw:connector draw:style-name="gr4" draw:text-style-name="P2" draw:layer="layout" draw:type="line" svg:x1="6.3cm" svg:y1="6.2cm" svg:x2="6.25cm" svg:y2="8.02cm" svg:d="M6300 6200l-50 1820" svg:viewBox="0 0 51 1821">
          <text:p/>
        </draw:connector>
        <draw:frame draw:style-name="gr14" draw:text-style-name="P8" draw:layer="layout" svg:width="1.099cm" svg:height="0.925cm" svg:x="6.7cm" svg:y="5.075cm">
          <draw:text-box>
            <text:p text:style-name="P4"><text:span text:style-name="T5">v</text:span><text:span text:style-name="T6">π</text:span></text:p>
          </draw:text-box>
        </draw:frame>
        <draw:custom-shape draw:style-name="gr15" draw:text-style-name="P3" xml:id="id4" draw:id="id4" draw:layer="layout" svg:width="1.6cm" svg:height="1.7cm" svg:x="8.5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2" draw:layer="layout" svg:x1="9.3cm" svg:y1="5.2cm" svg:x2="9.3cm" svg:y2="6.2cm">
          <text:p/>
        </draw:line>
        <draw:g>
          <draw:line draw:style-name="gr2" draw:text-style-name="P2" draw:layer="layout" svg:x1="14.421cm" svg:y1="6.5cm" svg:x2="14.1cm" svg:y2="6.4cm">
            <text:p/>
          </draw:line>
          <draw:line draw:style-name="gr2" draw:text-style-name="P2" draw:layer="layout" svg:x1="14.742cm" svg:y1="6.212cm" svg:x2="14.101cm" svg:y2="6.401cm">
            <text:p/>
          </draw:line>
          <draw:line draw:style-name="gr2" draw:text-style-name="P2" draw:layer="layout" svg:x1="14.767cm" svg:y1="5.821cm" svg:x2="14.114cm" svg:y2="5.612cm">
            <text:p/>
          </draw:line>
          <draw:line draw:style-name="gr2" draw:text-style-name="P2" draw:layer="layout" svg:x1="14.758cm" svg:y1="6.221cm" svg:x2="14.105cm" svg:y2="6.012cm">
            <text:p/>
          </draw:line>
          <draw:line draw:style-name="gr2" draw:text-style-name="P2" draw:layer="layout" svg:x1="14.763cm" svg:y1="5.814cm" svg:x2="14.122cm" svg:y2="6.003cm">
            <text:p/>
          </draw:line>
          <draw:line draw:style-name="gr2" draw:text-style-name="P2" draw:layer="layout" svg:x1="14.751cm" svg:y1="5.418cm" svg:x2="14.11cm" svg:y2="5.607cm">
            <text:p/>
          </draw:line>
          <draw:line draw:style-name="gr2" draw:text-style-name="P2" draw:layer="layout" svg:x1="14.72cm" svg:y1="5.421cm" svg:x2="14.399cm" svg:y2="5.321cm">
            <text:p/>
          </draw:line>
        </draw:g>
        <draw:connector draw:style-name="gr3" draw:text-style-name="P3" draw:layer="layout" draw:line-skew="0.103cm" svg:x1="11.933cm" svg:y1="6.5cm" svg:x2="11.962cm" svg:y2="8.043cm" draw:start-shape="id3" draw:start-glue-point="2" svg:d="M11933 6500v1150h29v393" svg:viewBox="0 0 30 1544">
          <text:p/>
        </draw:connector>
        <draw:custom-shape draw:style-name="gr10" draw:text-style-name="P3" xml:id="id6" draw:id="id6" draw:layer="layout" svg:width="0.17cm" svg:height="0.152cm" svg:x="17.929cm" svg:y="3.8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0.103cm" svg:x1="14.334cm" svg:y1="6.501cm" svg:x2="14.363cm" svg:y2="8.044cm" svg:d="M14334 6501v1150h29v393" svg:viewBox="0 0 30 1544">
          <text:p/>
        </draw:connector>
        <draw:connector draw:style-name="gr3" draw:text-style-name="P3" draw:layer="layout" svg:x1="11.962cm" svg:y1="3.993cm" svg:x2="11.963cm" svg:y2="5.344cm" svg:d="M11962 3993v676h1v675" svg:viewBox="0 0 2 1352">
          <text:p/>
        </draw:connector>
        <draw:connector draw:style-name="gr3" draw:text-style-name="P3" draw:layer="layout" svg:x1="14.463cm" svg:y1="3.994cm" svg:x2="14.464cm" svg:y2="5.345cm" svg:d="M14463 3994v676h1v675" svg:viewBox="0 0 2 1352">
          <text:p/>
        </draw:connector>
        <draw:frame draw:style-name="gr8" draw:text-style-name="P6" draw:layer="layout" svg:width="1.002cm" svg:height="0.924cm" svg:x="10.698cm" svg:y="5.4cm">
          <draw:text-box>
            <text:p><text:span text:style-name="T1">r</text:span><text:span text:style-name="T4">o</text:span></text:p>
          </draw:text-box>
        </draw:frame>
        <draw:frame draw:style-name="gr11" draw:text-style-name="P7" draw:layer="layout" svg:width="0.955cm" svg:height="3.723cm" svg:x="17.501cm" svg:y="4.301cm">
          <draw:text-box>
            <text:p><text:span text:style-name="T7">+</text:span></text:p>
            <text:p><text:span text:style-name="T7"/></text:p>
            <text:p><text:span text:style-name="T7">_</text:span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20:02:18.046277330</dc:date>
    <meta:editing-duration>PT57M</meta:editing-duration>
    <meta:editing-cycles>12</meta:editing-cycles>
    <meta:generator>LibreOffice/6.4.7.2$Linux_X86_64 LibreOffice_project/40$Build-2</meta:generator>
    <meta:document-statistic meta:object-count="70"/>
  </office:meta>
</office:document-meta>
</file>